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verrideStyle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OverrideStyle</text:h>
                    <text:list>
                        <text:list-item>
                            <text:h text:style-name="Heading_20_2" text:outline-level="2">Description</text:h>
                        </text:list-item>
                    </text:list>
                </text:list-item>
            </text:list>

            <text:p text:style-name="Standard"><text:span>The action will replace one style with another style, so that all Widgets that use that style will use the new style after this replacement. This Action is used if you want to dynamically change the appearance of a Widget.</text:span></text:p>

            
                <text:list xml:id="list_OverrideStyle2" text:continue-numbering="true" text:continue-list="list_OverrideSty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verrideStyle5"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ext:span>The style to be replaced.</text:span></text:p>,
                                            <text:list xml:id="list_OverrideStyle6" text:continue-numbering="true" text:continue-list="list_OverrideStyle5"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text:span>A new style that will replace the existing on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verrideStyle7" text:continue-numbering="true" text:continue-list="list_OverrideStyl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verrideStyle8" text:continue-numbering="true" text:continue-list="list_OverrideStyl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OverrideStyle9" text:continue-numbering="true" text:continue-list="list_OverrideStyl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OverrideStyle10" text:continue-numbering="true" text:continue-list="list_OverrideStyl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verrideStyle11" text:continue-numbering="true" text:continue-list="list_OverrideStyl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OverrideStyle3" text:continue-numbering="true" text:continue-list="list_OverrideStyle2" text:style-name="Outline">
                    <text:list-item>
                        <text:list>
                            <text:list-item>
                                <text:h text:style-name="Heading_20_2" text:outline-level="2">Inputs</text:h>
                            </text:list-item>
                        </text:list>
                    </text:list-item>
                </text:list>

                
                            <text:list xml:id="list_OverrideStyl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OverrideStyle4" text:continue-numbering="true" text:continue-list="list_OverrideStyle3" text:style-name="Outline">
                    <text:list-item>
                        <text:list>
                            <text:list-item>
                                <text:h text:style-name="Heading_20_2" text:outline-level="2">Outputs</text:h>
                            </text:list-item>
                        </text:list>
                    </text:list-item>
                </text:list>

                
                            <text:list xml:id="list_OverrideStyl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